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4pt" style:font-size-asian="14pt" style:font-size-complex="14pt"/>
    </style:style>
    <style:style style:name="P4" style:family="paragraph" style:parent-style-name="Standard"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solid" style:text-underline-width="auto" style:text-underline-color="font-color" fo:font-weight="bold" officeooo:rsid="001eb6c3" officeooo:paragraph-rsid="001eb6c3" style:font-weight-asian="bold" style:font-weight-complex="bold"/>
    </style:style>
    <style:style style:name="P6" style:family="paragraph" style:parent-style-name="Standard">
      <style:text-properties officeooo:paragraph-rsid="0021bda2"/>
    </style:style>
    <style:style style:name="P7" style:family="paragraph" style:parent-style-name="Standard">
      <style:text-properties officeooo:rsid="00335a26" officeooo:paragraph-rsid="00335a26"/>
    </style:style>
    <style:style style:name="P8" style:family="paragraph" style:parent-style-name="Standard">
      <style:text-properties officeooo:rsid="003dc866" officeooo:paragraph-rsid="00335a26"/>
    </style:style>
    <style:style style:name="P9" style:family="paragraph" style:parent-style-name="Standard">
      <style:text-properties officeooo:paragraph-rsid="00429974"/>
    </style:style>
    <style:style style:name="P10" style:family="paragraph" style:parent-style-name="Standard">
      <style:text-properties style:font-name="Trebuchet MS" style:text-underline-style="solid" style:text-underline-width="auto" style:text-underline-color="font-color" fo:font-weight="bold" officeooo:rsid="001eb6c3" officeooo:paragraph-rsid="00429974" style:font-weight-asian="bold" style:font-weight-complex="bold"/>
    </style:style>
    <style:style style:name="P11" style:family="paragraph" style:parent-style-name="Standard">
      <style:text-properties style:font-name="Trebuchet MS" style:text-underline-style="solid" style:text-underline-width="auto" style:text-underline-color="font-color" fo:font-weight="bold" officeooo:rsid="0043ed27" officeooo:paragraph-rsid="0043ed27" style:font-weight-asian="bold" style:font-weight-complex="bold"/>
    </style:style>
    <style:style style:name="P12" style:family="paragraph" style:parent-style-name="Standard">
      <style:text-properties style:font-name="Trebuchet MS" style:text-underline-style="solid" style:text-underline-width="auto" style:text-underline-color="font-color" fo:font-weight="bold" officeooo:rsid="0046fbf4" officeooo:paragraph-rsid="0048ef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4a0b35" officeooo:paragraph-rsid="004a0b35"/>
    </style:style>
    <style:style style:name="P15" style:family="paragraph" style:parent-style-name="Standard">
      <style:text-properties officeooo:paragraph-rsid="002c9c87"/>
    </style:style>
    <style:style style:name="P16" style:family="paragraph" style:parent-style-name="Standard">
      <style:text-properties officeooo:rsid="0046fbf4" officeooo:paragraph-rsid="0046fbf4"/>
    </style:style>
    <style:style style:name="P17" style:family="paragraph" style:parent-style-name="Standard">
      <style:text-properties officeooo:rsid="0048efeb" officeooo:paragraph-rsid="0048efeb"/>
    </style:style>
    <style:style style:name="T1" style:family="text">
      <style:text-properties officeooo:rsid="001eb6c3"/>
    </style:style>
    <style:style style:name="T2" style:family="text">
      <style:text-properties officeooo:rsid="00295232"/>
    </style:style>
    <style:style style:name="T3" style:family="text">
      <style:text-properties officeooo:rsid="002c9c87"/>
    </style:style>
    <style:style style:name="T4" style:family="text">
      <style:text-properties officeooo:rsid="002ef2ed"/>
    </style:style>
    <style:style style:name="T5" style:family="text">
      <style:text-properties officeooo:rsid="00353735"/>
    </style:style>
    <style:style style:name="T6" style:family="text">
      <style:text-properties officeooo:rsid="00376640"/>
    </style:style>
    <style:style style:name="T7" style:family="text">
      <style:text-properties officeooo:rsid="0040f1e5"/>
    </style:style>
    <style:style style:name="T8" style:family="text">
      <style:text-properties officeooo:rsid="00429974"/>
    </style:style>
    <style:style style:name="T9" style:family="text">
      <style:text-properties officeooo:rsid="0048efeb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4a0b35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yler Stowell<text:tab/><text:span text:style-name="T11">[GTid:902601277]</text:span></text:p>
      <text:p text:style-name="P14">Jill Russek<text:tab/><text:span text:style-name="T10">[GTid:902314696]</text:span></text:p>
      <text:p text:style-name="P2">CS4731 Game AI<text:tab/>Dr. Magerko</text:p>
      <text:p text:style-name="P1"/>
      <text:p text:style-name="P3">Project <text:span text:style-name="T7">3</text:span> Writeup: <text:span text:style-name="T7">Mario PCG</text:span></text:p>
      <text:p text:style-name="P9"/>
      <text:p text:style-name="P10"><text:span text:style-name="T8">Instructions</text:span></text:p>
      <text:p text:style-name="Standard"/>
      <text:p text:style-name="Standard">D</text:p>
      <text:p text:style-name="Standard"/>
      <text:p text:style-name="P5">Preamble</text:p>
      <text:p text:style-name="Standard"/>
      <text:p text:style-name="P16">L</text:p>
      <text:p text:style-name="Standard"/>
      <text:p text:style-name="P11">Algorithmic Approach</text:p>
      <text:p text:style-name="Standard"/>
      <text:p text:style-name="P15"><text:span text:style-name="T3">T</text:span></text:p>
      <text:p text:style-name="P15"/>
      <text:p text:style-name="P4">Challenges / <text:span text:style-name="T2">Success</text:span></text:p>
      <text:p text:style-name="Standard"/>
      <text:p text:style-name="P16">A</text:p>
      <text:p text:style-name="P16"/>
      <text:p text:style-name="P12"><text:span text:style-name="T9">Goals</text:span></text:p>
      <text:p text:style-name="P16"/>
      <text:p text:style-name="P17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Dorkland</meta:initial-creator>
    <meta:creation-date>2014-01-23T20:08:50.06</meta:creation-date>
    <dc:date>2014-03-17T15:51:20.323000000</dc:date>
    <meta:editing-duration>P1DT8H22M42S</meta:editing-duration>
    <meta:editing-cycles>64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14" meta:word-count="29" meta:character-count="182" meta:non-whitespace-character-count="167"/>
  </office:meta>
</office:document-meta>
</file>